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2580000026C4AD65A6D98F6E2D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6.5cm" fo:min-width="15.25cm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5.75cm" svg:height="16.75cm" svg:x="2.5cm" svg:y="6.2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9.253cm" svg:height="21.885cm" svg:x="0.747cm" svg:y="4.615cm">
          <draw:image xlink:href="Pictures/10000000000002580000026C4AD65A6D98F6E2D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5-01T23:31:20.671000000</dc:date>
    <meta:editing-duration>PT6M15S</meta:editing-duration>
    <meta:editing-cycles>1</meta:editing-cycles>
    <meta:document-statistic meta:object-count="2"/>
    <meta:generator>LibreOffice/7.5.0.3$Windows_X86_64 LibreOffice_project/c21113d003cd3efa8c53188764377a8272d9d6de</meta:generator>
  </office:meta>
</office:document-meta>
</file>